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en-objec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Vandaag</text:span></text:p>
          </draw:text-box>
        </draw:frame>
        <draw:frame draw:name="Tijdelijke aanduiding voor inhoud 2" presentation:style-name="pr5" draw:text-style-name="P2" draw:layer="layout" svg:width="24.384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2">Mui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Klikken</text:span></text:p>
                  </text:list-item>
                  <text:list-item>
                    <text:p text:style-name="P7"><text:span text:style-name="T3">Scrolle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Toetsenbor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Letters</text:span></text:p>
                  </text:list-item>
                  <text:list-item>
                    <text:p text:style-name="P7"><text:span text:style-name="T3">Gecodeerd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Booleans / Functies</text:span></text:p>
              </text:list-item>
              <text:list-item>
                <text:p text:style-name="P6"><text:span text:style-name="T2">Variabelen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float &amp; int</text:span></text:p>
                  </text:list-item>
                  <text:list-item>
                    <text:p text:style-name="P8"><text:span text:style-name="T3">width &amp; he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Klik om het opmaakprofie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.001cm" svg:height="0.001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.001cm" svg:height="0.001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Klik om het opmaakprofie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Klik om de opmaakprofielen van de modeltekst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.001cm" svg:height="0.001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4">
            <text:list-item>
              <text:p text:style-name="MP16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4">
            <text:list-item>
              <text:p text:style-name="MP16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.001cm" svg:height="0.001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Klik om de opmaakprofielen van de modeltekst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Klik om de opmaakprofielen van de modeltekst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Klik om de opmaakprofielen van de modeltekst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Klik om de opmaakprofielen van de modeltekst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.001cm" svg:height="0.001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.001cm" svg:height="0.001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.001cm" svg:height="0.001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Klik om het opmaakprofie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Klik om de opmaakprofielen van de modeltekst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.001cm" svg:height="0.001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Klik om het opmaakprofie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Klik om de opmaakprofielen van de modeltekst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.001cm" svg:height="0.001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.001cm" svg:height="0.001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.001cm" svg:height="0.001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4-12-21T23:28:46Z</meta:creation-date>
    <dc:date>2015-08-23T16:33:54.872964994</dc:date>
    <meta:editing-cycles>7</meta:editing-cycles>
    <meta:editing-duration>PT34M53S</meta:editing-duration>
    <meta:document-statistic meta:object-count="156"/>
  </office:meta>
</office:document-meta>
</file>